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paragraph-properties fo:text-align="justify" style:justify-single-word="false"/>
    </style:style>
    <style:style style:name="P10" style:family="paragraph" style:parent-style-name="Text_20_body" style:master-page-name="">
      <style:paragraph-properties loext:contextual-spacing="false" fo:margin-left="1cm" fo:margin-right="1.101cm" fo:margin-top="0cm" fo:margin-bottom="0.247cm" fo:line-height="120%" fo:text-align="justify" style:justify-single-word="false" fo:text-indent="0cm" style:auto-text-indent="false" style:page-number="auto" fo:background-color="transparent">
        <style:background-image/>
      </style:paragraph-properties>
    </style:style>
    <style:style style:name="P11"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2"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3"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4"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text-properties fo:color="#000000" fo:font-weight="normal" style:font-weight-asian="normal" style:font-weight-complex="normal"/>
    </style:style>
    <style:style style:name="P17" style:family="paragraph" style:parent-style-name="Text_20_body" style:list-style-name="L3"/>
    <style:style style:name="P18" style:family="paragraph" style:parent-style-name="enum" style:list-style-name="L1">
      <style:paragraph-properties fo:text-align="justify" style:justify-single-word="false"/>
    </style:style>
    <style:style style:name="P19" style:family="paragraph" style:parent-style-name="enum" style:list-style-name="L1">
      <style:paragraph-properties fo:text-align="justify" style:justify-single-word="false"/>
      <style:text-properties fo:font-style="normal" style:font-style-asian="normal" style:font-style-complex="normal"/>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ce18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8775 – Analyse et conception d’algorithmes</text:p>
      <text:p text:style-name="Subtitle">TP2 – Automne 2020</text:p>
      <text:p text:style-name="P1"/>
      <table:table table:name="Table2" table:style-name="Table2">
        <table:table-column table:style-name="Table2.A"/>
        <table:table-column table:style-name="Table2.B"/>
        <table:table-row>
          <table:table-cell table:style-name="Table2.A1" office:value-type="string">
            <text:p text:style-name="P7">Nom, prénom, matricule des membres</text:p>
          </table:table-cell>
          <table:table-cell table:style-name="Table2.B1" office:value-type="string">
            <text:p text:style-name="Table_20_Contents">Onorato, Claudia, 1845448</text:p>
            <text:p text:style-name="Table_20_Contents">Harvey, William, 1851388</text:p>
          </table:table-cell>
        </table:table-row>
        <table:table-row>
          <table:table-cell table:style-name="Table2.A2" office:value-type="string">
            <text:p text:style-name="P7">Note finale / 17</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9111608754856201703" text:style-name="L1">
        <text:list-item>
          <text:p text:style-name="P18">Répondez directement dans ce document ODT avec LibreOffice. Veuillez ne pas inclure le texte en italique servant de directive.</text:p>
        </text:list-item>
        <text:list-item>
          <text:p text:style-name="P18">La correction se fait à même le rapport.</text:p>
        </text:list-item>
        <text:list-item>
          <text:p text:style-name="P18">Vous devez faire une remise électronique avant le <text:span text:style-name="T3">13 novembre </text:span><text:span text:style-name="T3">23h59 </text:span>en suivant les instructions suivantes:</text:p>
          <text:list>
            <text:list-item>
              <text:p text:style-name="P18">Le dossier remis doit se nommer matricule1_matricule2_tp2 et doit être compressé sous format zip.</text:p>
            </text:list-item>
            <text:list-item>
              <text:p text:style-name="P18">À la racine de ce dernier, on doit retrouver :</text:p>
              <text:list>
                <text:list-item>
                  <text:p text:style-name="P18">Ce rapport sous format ODT.</text:p>
                </text:list-item>
                <text:list-item>
                  <text:p text:style-name="P18">Un script nommé <text:span text:style-name="T1">tp.sh</text:span><text:span text:style-name="T2"> servant à exécuter les différents algorithmes du TP. L’interface du script est décrite à la fin du rapport.</text:span></text:p>
                </text:list-item>
                <text:list-item>
                  <text:p text:style-name="P19">Le code source et les exécutables</text:p>
                </text:list-item>
              </text:list>
            </text:list-item>
          </text:list>
        </text:list-item>
        <text:list-item>
          <text:p text:style-name="P19">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15">Si vous utilisez des extraits de codes (programmes) trouvés sur Internet, vous devez en mentionner la source, sinon vous serez sanctionnés pour plagiat. </text:p>
        </text:list-item>
      </text:list>
      <text:h text:style-name="Heading_20_1" text:outline-level="1">Mise en situation</text:h>
      <text:p text:style-name="P2"><text:tab/>Ce travail pratique se répartit sur deux séances de laboratoire et porte sur l'analyse et la conception d'algorithmes développés suivant différents patrons de conception.</text:p>
      <text:p text:style-name="P2"/>
      <text:p text:style-name="P2"><text:soft-page-break/><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22" svg:width="0.809cm" svg:height="0.357cm" svg:x="0cm" svg:y="0cm" svg:viewBox="0 0 810 358" draw:points="405,358 0,358 0,0 810,0 810,358"><text:p/></draw:polygon><draw:path draw:style-name="gr3" draw:text-style-name="P22"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22"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22"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22"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22"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22" svg:width="0.691cm" svg:height="0.357cm" svg:x="0cm" svg:y="0cm" svg:viewBox="0 0 692 358" draw:points="345,358 0,358 0,0 692,0 692,358"><text:p/></draw:polygon><draw:path draw:style-name="gr3" draw:text-style-name="P22" svg:width="0.094cm" svg:height="0.293cm" svg:x="0.014cm" svg:y="0cm" svg:viewBox="0 0 95 294" svg:d="M61 0l-61 5v13c30 0 34 2 34 24v220c0 19-5 19-34 19v13c14 0 37-1 48-1 10 0 31 1 47 1v-13c-29 0-34 0-34-19z"><text:p/></draw:path><draw:path draw:style-name="gr3" draw:text-style-name="P22"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22"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22"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22"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22" svg:width="0.809cm" svg:height="0.265cm" svg:x="0cm" svg:y="0.005cm" svg:viewBox="0 0 810 266" draw:points="405,266 0,266 0,0 810,0 810,266"><text:p/></draw:polygon><draw:path draw:style-name="gr3" draw:text-style-name="P22"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22"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22"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22"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22"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Afin de garantir la stabilité de votre tour, vous devez vous assurer que le bloc que vous ajoutez sur votre tour repose entièrement sur le précédent.</text:p>
      <text:p text:style-name="P2"/>
      <text:p text:style-name="P2">Plus formellement, vous devez respecter la règle suivante: </text:p>
      <text:p text:style-name="P2"/>
      <text:p text:style-name="P2"><text:tab/><text:tab/><draw:g text:anchor-type="as-char" svg:y="-0.295cm" draw:z-index="0" draw:style-name="gr1"><svg:title>TexMaths</svg:title><svg:desc>12§display§$$l_{nouveauBloc} &lt; l_{blocReceveur} \mbox{ et } p_{nouveauBloc} &lt; p_{blocReceveur}$$§svg§600§FALSE§</svg:desc><draw:polygon draw:style-name="gr2" draw:text-style-name="P22" svg:width="10.488cm" svg:height="0.375cm" svg:x="0cm" svg:y="0cm" svg:viewBox="0 0 10489 376" draw:points="5244,376 0,376 0,0 10489,0 10489,376"><text:p/></draw:polygon><draw:path draw:style-name="gr3" draw:text-style-name="P22"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22"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22"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22"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2"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2"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2"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22"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2"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22"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2"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22"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2" svg:width="0.258cm" svg:height="0.245cm" svg:x="2.29cm" svg:y="0.064cm" svg:viewBox="0 0 259 246" svg:d="M251 18c5-2 8-5 8-10 0-4-3-8-8-8-1 0-3 0-9 2l-234 112c-4 1-8 4-8 9 0 6 4 7 8 9l234 111c6 3 8 3 9 3 5 0 8-3 8-8s-3-7-8-10l-222-105z"><text:p/></draw:path><draw:path draw:style-name="gr3" draw:text-style-name="P22"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22"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22"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2"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22"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2"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22"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2"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2"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2"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2"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2"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2"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22"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22" svg:width="0.132cm" svg:height="0.265cm" svg:x="5.187cm" svg:y="0.034cm" svg:viewBox="0 0 133 266" svg:d="M66 91h60v-13h-60v-78h-11c-1 35-13 81-55 82v9h36v117c0 53 40 58 55 58 30 0 42-30 42-58v-24h-11v24c0 31-12 47-28 47-28 0-28-39-28-46z"><text:p/></draw:path><draw:path draw:style-name="gr3" draw:text-style-name="P22"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22"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22"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22"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2"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2"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2"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22"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2"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22"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2"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22"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2" svg:width="0.258cm" svg:height="0.245cm" svg:x="7.86cm" svg:y="0.064cm" svg:viewBox="0 0 259 246" svg:d="M251 18c5-2 8-5 8-10 0-4-3-8-8-8-1 0-3 0-9 2l-234 112c-4 1-8 4-8 9 0 6 4 7 8 9l234 111c6 3 8 3 9 3 5 0 8-3 8-8s-3-7-8-10l-222-105z"><text:p/></draw:path><draw:path draw:style-name="gr3" draw:text-style-name="P22"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22"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22"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2"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22"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2"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22"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2"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2"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2"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2"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2"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2"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2"/>
      <text:p text:style-name="P2">qui garantit une inclusion stricte de la base du nouveau bloc dans la surface du bloc receveur.</text:p>
      <text:p text:style-name="P2"/>
      <text:p text:style-name="P2"><text:tab/>Votre objectif est donc de maximiser la hauteur <draw:g text:anchor-type="as-char" svg:y="-0.289cm" draw:z-index="4" draw:style-name="gr1"><svg:title>TexMaths</svg:title><svg:desc>12§display§$H$§svg§600§FALSE§</svg:desc><draw:polygon draw:style-name="gr2" draw:text-style-name="P22" svg:width="0.317cm" svg:height="0.287cm" svg:x="0cm" svg:y="0cm" svg:viewBox="0 0 318 288" draw:points="158,288 0,288 0,0 318,0 318,288"><text:p/></draw:polygon><draw:path draw:style-name="gr3" draw:text-style-name="P22"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3"/>
      <text:h text:style-name="P20" text:outline-level="1"/>
      <text:h text:style-name="P21" text:outline-level="1">Implantation</text:h>
      <text:p text:style-name="Standard"><text:tab/>Trois algorithmes seront implantés, mettant en pratique les patrons de conception glouton, programmation dynamique et recherche avec tabou.</text:p>
      <text:p text:style-name="Standard"/>
      <text:h text:style-name="Heading_20_2" text:outline-level="2">Algorithme glouton</text:h>
      <text:p text:style-name="P4"><text:tab/>Vous devez concevoir un algorithme glouton de votre cru pour résoudre ce problème. Votre critère de choix devra être déterministe.</text:p>
      <text:h text:style-name="Heading_20_2" text:outline-level="2">Algorithme de programmation dynamique</text:h>
      <text:p text:style-name="Text_20_body"><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22" svg:width="3.99cm" svg:height="0.376cm" svg:x="0cm" svg:y="0.005cm" svg:viewBox="0 0 3991 377" draw:points="1995,377 0,377 0,0 3991,0 3991,377"><text:p/></draw:polygon><draw:path draw:style-name="gr3" draw:text-style-name="P22"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22"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22"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22"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22"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22"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22"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22"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22" svg:width="0.094cm" svg:height="0.294cm" svg:x="1.661cm" svg:y="0.005cm" svg:viewBox="0 0 95 295" svg:d="M61 0l-61 5v13c30 0 34 2 34 24v221c0 19-5 19-34 19v13c14 0 37-1 48-1 10 0 31 1 47 1v-13c-29 0-34 0-34-19z"><text:p/></draw:path><draw:path draw:style-name="gr3" draw:text-style-name="P22"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22"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22"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22" svg:width="0.281cm" svg:height="0.099cm" svg:x="2.455cm" svg:y="0.143cm" svg:viewBox="0 0 282 100" svg:d="M268 17c6 0 14 0 14-9 0-8-8-8-14-8h-254c-6 0-14 0-14 8 0 9 8 9 14 9zM268 100c6 0 14 0 14-8 0-9-8-9-14-9h-254c-6 0-14 0-14 9 0 8 8 8 14 8z"><text:p/></draw:path><draw:path draw:style-name="gr3" draw:text-style-name="P22"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22"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22"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22"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22"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Text_20_body">Soit <draw:g text:anchor-type="as-char" svg:y="-0.318cm" draw:z-index="6" draw:style-name="gr1"><svg:title>TexMaths</svg:title><svg:desc>12§display§$H(j)$§svg§600§FALSE§</svg:desc><draw:polygon draw:style-name="gr2" draw:text-style-name="P22" svg:width="0.773cm" svg:height="0.421cm" svg:x="0cm" svg:y="0cm" svg:viewBox="0 0 774 422" draw:points="387,422 0,422 0,0 774,0 774,422"><text:p/></draw:polygon><draw:path draw:style-name="gr3" draw:text-style-name="P22" svg:width="0.288cm" svg:height="0.288cm" svg:x="0.014cm" svg:y="0.025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22" svg:width="0.099cm" svg:height="0.421cm" svg:x="0.357cm" svg:y="0cm" svg:viewBox="0 0 100 422" svg:d="M100 419c0-1 0-3-9-10-53-53-66-133-66-198 0-73 16-146 69-199 6-6 6-6 6-7 0-4-3-5-5-5-5 0-43 29-69 83-21 47-26 93-26 128 0 34 5 84 28 132 26 53 62 79 67 79 2 0 5-1 5-3z"><text:p/></draw:path><draw:path draw:style-name="gr3" draw:text-style-name="P22" svg:width="0.106cm" svg:height="0.369cm" svg:x="0.463cm" svg:y="0.033cm" svg:viewBox="0 0 107 370" svg:d="M107 96l-65 5v13c32 0 36 2 36 24v167c0 19-4 55-31 55-1 0-11 0-23-5 7-2 16-8 16-19s-9-19-21-19-19 8-19 19c0 22 24 34 48 34 32 0 59-27 59-65zM107 23c0-13-11-23-23-23s-23 10-23 23c0 12 11 21 23 21s23-9 23-21z"><text:p/></draw:path><draw:path draw:style-name="gr3" draw:text-style-name="P22" svg:width="0.099cm" svg:height="0.421cm" svg:x="0.633cm" svg:y="0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22" svg:width="0.129cm" svg:height="0.364cm" svg:x="0.017cm" svg:y="0cm" svg:viewBox="0 0 130 365" draw:points="65,365 0,365 0,0 130,0 130,365"><text:p/></draw:polygon><draw:path draw:style-name="gr3" draw:text-style-name="P22"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Text_20_body"><draw:g text:anchor-type="as-char" svg:y="-0.319cm" draw:z-index="8" draw:style-name="gr1"><svg:title>TexMaths</svg:title><svg:desc>12§display§$$H(j) = max_{1 \leq i &lt; j \; : \; l_i &gt; l_j, \; p_i &gt; p_j}\{H(i)\}+ h_j.$$§svg§600§FALSE§</svg:desc><draw:polygon draw:style-name="gr2" draw:text-style-name="P22" svg:width="7.787cm" svg:height="0.463cm" svg:x="0cm" svg:y="0cm" svg:viewBox="0 0 7788 464" draw:points="3894,464 0,464 0,0 7788,0 7788,464"><text:p/></draw:polygon><draw:path draw:style-name="gr3" draw:text-style-name="P22"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22" svg:width="0.099cm" svg:height="0.421cm" svg:x="0.427cm" svg:y="0cm" svg:viewBox="0 0 100 422" svg:d="M100 419c0-1 0-3-9-10-53-53-66-133-66-198 0-73 16-146 69-199 6-6 6-6 6-7 0-4-3-5-5-5-5 0-43 29-69 83-21 47-26 93-26 128 0 34 5 84 28 132 26 53 62 79 67 79 2 0 5-1 5-3z"><text:p/></draw:path><draw:path draw:style-name="gr3" draw:text-style-name="P22"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22" svg:width="0.099cm" svg:height="0.421cm" svg:x="0.77cm" svg:y="0cm" svg:viewBox="0 0 100 422" svg:d="M100 211c0-32-5-84-29-132-25-51-63-79-66-79-4 0-5 1-5 5 0 1 0 1 8 9 42 42 66 110 66 197 0 73-15 148-68 201-6 4-6 6-6 7 0 2 1 3 5 3 3 0 42-28 67-81 22-47 28-94 28-130z"><text:p/></draw:path><draw:path draw:style-name="gr3" draw:text-style-name="P22" svg:width="0.281cm" svg:height="0.099cm" svg:x="1.051cm" svg:y="0.162cm" svg:viewBox="0 0 282 100" svg:d="M268 17c6 0 14 0 14-9 0-8-8-8-14-8h-254c-6 0-14 0-14 8 0 9 8 9 14 9zM268 100c6 0 14 0 14-9 0-8-8-8-14-8h-254c-6 0-14 0-14 8 0 9 8 9 14 9z"><text:p/></draw:path><draw:path draw:style-name="gr3" draw:text-style-name="P22"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22"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22"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2" svg:width="0.108cm" svg:height="0.196cm" svg:x="2.34cm" svg:y="0.183cm" svg:viewBox="0 0 109 197" svg:d="M67 8c0-8 0-8-8-8-19 19-47 19-59 19v11c7 0 26 0 43-8v151c0 9 0 13-30 13h-11v11c5 0 42-1 53-1 10 0 47 1 54 1v-11h-12c-30 0-30-4-30-13z"><text:p/></draw:path><draw:path draw:style-name="gr3" draw:text-style-name="P22"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22"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22" svg:width="0.199cm" svg:height="0.193cm" svg:x="2.891cm" svg:y="0.209cm" svg:viewBox="0 0 200 194" svg:d="M194 16c4-3 6-5 6-9 0-3-2-7-7-7 0 0-1 0-5 1l-182 88c-4 2-6 3-6 8s4 6 6 7l181 88c5 2 6 2 6 2 5 0 7-3 7-8 0-4-3-6-6-7l-170-82z"><text:p/></draw:path><draw:path draw:style-name="gr3" draw:text-style-name="P22"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22" svg:width="0.034cm" svg:height="0.127cm" svg:x="3.406cm" svg:y="0.252cm" svg:viewBox="0 0 35 128" svg:d="M35 17c0-10-9-17-17-17-11 0-18 8-18 17 0 11 8 18 18 18s17-9 17-18zM35 112c0-11-9-18-17-18-11 0-18 8-18 18 0 9 8 16 18 16s17-8 17-16z"><text:p/></draw:path><draw:path draw:style-name="gr3" draw:text-style-name="P22"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22"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2" svg:width="0.199cm" svg:height="0.193cm" svg:x="3.838cm" svg:y="0.209cm" svg:viewBox="0 0 200 194" svg:d="M194 104c4-1 6-3 6-7 0-5-2-6-6-7l-181-88c-3-2-5-2-6-2-3 0-7 4-7 7 0 5 4 6 6 7l170 83-170 82c-4 2-6 3-6 7 0 5 4 8 7 8 0 0 3 0 6-2z"><text:p/></draw:path><draw:path draw:style-name="gr3" draw:text-style-name="P22"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22"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22" svg:width="0.037cm" svg:height="0.091cm" svg:x="4.367cm" svg:y="0.347cm" svg:viewBox="0 0 38 92" svg:d="M30 30c0 16-2 35-24 54-1 1-1 2-1 4s2 4 3 4c5 0 30-24 30-60 0-18-7-32-21-32-10 0-17 7-17 17 0 9 7 18 18 18 7 0 12-5 12-5z"><text:p/></draw:path><draw:path draw:style-name="gr3" draw:text-style-name="P22"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22"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2" svg:width="0.199cm" svg:height="0.193cm" svg:x="4.87cm" svg:y="0.209cm" svg:viewBox="0 0 200 194" svg:d="M194 104c4-1 6-3 6-7 0-5-2-6-6-7l-181-88c-3-2-5-2-6-2-3 0-7 4-7 7 0 5 4 6 6 7l170 83-170 82c-4 2-6 3-6 7 0 5 4 8 7 8 0 0 3 0 6-2z"><text:p/></draw:path><draw:path draw:style-name="gr3" draw:text-style-name="P22"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22"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22"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22"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22" svg:width="0.099cm" svg:height="0.421cm" svg:x="6.091cm" svg:y="0cm" svg:viewBox="0 0 100 422" svg:d="M100 419c0-1 0-3-9-10-53-53-66-133-66-198 0-73 16-146 69-199 6-6 6-6 6-7 0-4-3-5-5-5-5 0-43 29-69 83-21 47-26 93-26 128 0 34 5 84 28 132 26 53 62 79 67 79 2 0 5-1 5-3z"><text:p/></draw:path><draw:path draw:style-name="gr3" draw:text-style-name="P22"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22" svg:width="0.099cm" svg:height="0.421cm" svg:x="6.383cm" svg:y="0cm" svg:viewBox="0 0 100 422" svg:d="M100 211c0-32-5-84-29-132-25-51-63-79-66-79-4 0-5 1-5 5 0 1 0 1 8 9 42 42 66 110 66 197 0 73-15 148-68 201-6 4-6 6-6 7 0 2 1 3 5 3 3 0 42-28 67-81 22-47 28-94 28-130z"><text:p/></draw:path><draw:path draw:style-name="gr3" draw:text-style-name="P22"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22" svg:width="0.281cm" svg:height="0.281cm" svg:x="6.851cm" svg:y="0.072cm" svg:viewBox="0 0 282 282" svg:d="M150 150h118c6 0 14 0 14-8 0-10-8-10-14-10h-118v-118c0-6 0-14-8-14-10 0-10 8-10 14v118h-118c-6 0-14 0-14 10 0 8 8 8 14 8h118v118c0 6 0 14 10 14 8 0 8-8 8-14z"><text:p/></draw:path><draw:path draw:style-name="gr3" draw:text-style-name="P22"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22"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22" svg:width="0.045cm" svg:height="0.045cm" svg:x="7.707cm" svg:y="0.273cm" svg:viewBox="0 0 46 46" svg:d="M46 23c0-12-10-23-23-23-12 0-23 11-23 23 0 13 11 23 23 23 13 0 23-10 23-23z"><text:p/></draw:path></draw:g> </text:p>
      <text:p text:style-name="Text_20_body">Pour un exemplaire à <draw:g text:anchor-type="as-char" svg:y="-0.185cm" draw:z-index="9" draw:style-name="gr1"><svg:title>TexMaths</svg:title><svg:desc>12§display§$n$ §svg§600§FALSE§</svg:desc><draw:polygon draw:style-name="gr2" draw:text-style-name="P22" svg:width="0.234cm" svg:height="0.18cm" svg:x="0cm" svg:y="0.005cm" svg:viewBox="0 0 235 181" draw:points="117,181 0,181 0,0 235,0 235,181"><text:p/></draw:polygon><draw:path draw:style-name="gr3" draw:text-style-name="P22"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22" svg:width="3.016cm" svg:height="0.436cm" svg:x="0cm" svg:y="0cm" svg:viewBox="0 0 3017 437" draw:points="1508,437 0,437 0,0 3017,0 3017,437"><text:p/></draw:polygon><draw:path draw:style-name="gr3" draw:text-style-name="P22" svg:width="0.329cm" svg:height="0.186cm" svg:x="0.013cm" svg:y="0.129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22" svg:width="0.191cm" svg:height="0.193cm" svg:x="0.37cm" svg:y="0.122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22" svg:width="0.213cm" svg:height="0.181cm" svg:x="0.568cm" svg:y="0.13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22" svg:width="0.108cm" svg:height="0.195cm" svg:x="0.817cm" svg:y="0.182cm" svg:viewBox="0 0 109 196" svg:d="M67 8c0-8 0-8-8-8-19 19-47 19-59 19v11c7 0 26 0 43-8v150c0 10 0 14-30 14h-11v10c5 0 42-1 53-1 10 0 47 1 54 1v-10h-12c-30 0-30-4-30-14z"><text:p/></draw:path><draw:path draw:style-name="gr3" draw:text-style-name="P22" svg:width="0.199cm" svg:height="0.258cm" svg:x="0.985cm" svg:y="0.174cm" svg:viewBox="0 0 200 259" svg:d="M194 16c4-3 6-5 6-9 0-3-2-7-7-7 0 0-1 0-5 1l-181 88c-6 2-7 4-7 8 0 2 1 5 7 7l180 86c5 3 6 3 6 3 5 0 7-4 7-7 0-5-3-6-6-8l-170-81zM188 259c5 0 12 0 12-8s-6-8-12-8h-176c-5 0-12 0-12 8s7 8 12 8z"><text:p/></draw:path><draw:path draw:style-name="gr3" draw:text-style-name="P22" svg:width="0.13cm" svg:height="0.255cm" svg:x="1.217cm" svg:y="0.182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22" svg:width="0.199cm" svg:height="0.258cm" svg:x="1.405cm" svg:y="0.174cm" svg:viewBox="0 0 200 259" svg:d="M194 16c4-3 6-5 6-9 0-3-2-7-7-7 0 0-1 0-5 1l-181 88c-6 2-7 4-7 8 0 2 1 5 7 7l180 86c5 3 6 3 6 3 5 0 7-4 7-7 0-5-3-6-6-8l-170-81zM188 259c5 0 12 0 12-8s-6-8-12-8h-176c-5 0-12 0-12 8s7 8 12 8z"><text:p/></draw:path><draw:path draw:style-name="gr3" draw:text-style-name="P22" svg:width="0.136cm" svg:height="0.201cm" svg:x="1.652cm" svg:y="0.182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22" svg:width="0.18cm" svg:height="0.133cm" svg:x="1.819cm" svg:y="0.249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22" svg:width="0.355cm" svg:height="0.288cm" svg:x="2.122cm" svg:y="0.025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22" svg:width="0.099cm" svg:height="0.42cm" svg:x="2.532cm" svg:y="0cm" svg:viewBox="0 0 100 421" svg:d="M100 418c0-1 0-3-9-10-53-52-66-133-66-197 0-73 16-146 69-199 6-6 6-6 6-7 0-4-3-5-5-5-5 0-43 29-69 83-21 46-26 93-26 128 0 33 5 83 28 131 26 53 62 79 67 79 2 0 5-1 5-3z"><text:p/></draw:path><draw:path draw:style-name="gr3" draw:text-style-name="P22" svg:width="0.173cm" svg:height="0.364cm" svg:x="2.648cm" svg:y="0.033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22" svg:width="0.099cm" svg:height="0.42cm" svg:x="2.875cm" svg:y="0cm" svg:viewBox="0 0 100 421" svg:d="M100 211c0-33-5-84-29-132-25-51-63-79-66-79-4 0-5 1-5 5 0 1 0 1 8 9 42 42 66 109 66 197 0 73-15 147-68 200-6 4-6 6-6 7 0 2 1 3 5 3 3 0 42-28 67-81 22-47 28-93 28-129z"><text:p/></draw:path></draw:g>.</text:p>
      <text:h text:style-name="Heading_20_2" text:outline-level="2">Recherche avec tabou</text:h>
      <text:p text:style-name="Text_20_body">Enfin vous devez implanter l'approche de recherche avec tabou avec le voisinage suivant :</text:p>
      <text:p text:style-name="P10"><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22" svg:width="0.984cm" svg:height="0.421cm" svg:x="0cm" svg:y="0cm" svg:viewBox="0 0 985 422" draw:points="493,422 0,422 0,0 985,0 985,422"><text:p/></draw:polygon><draw:polygon draw:style-name="gr3" draw:text-style-name="P22" svg:width="0.058cm" svg:height="0.421cm" svg:x="0.049cm" svg:y="0cm" svg:viewBox="0 0 59 422" draw:points="59,422 59,406 17,406 17,17 59,17 59,0 0,0 0,422"><text:p/></draw:polygon><draw:path draw:style-name="gr3" draw:text-style-name="P22" svg:width="0.181cm" svg:height="0.294cm" svg:x="0.14cm" svg:y="0.025cm" svg:viewBox="0 0 182 295" svg:d="M179 29c3-6 3-6 3-16h-103c-51 0-53-5-54-13h-11l-14 88h11c1-8 5-34 11-39 2-3 36-3 40-3h89c-5 7-38 54-48 67-38 57-53 116-53 159 0 4 0 23 21 23 19 0 19-19 19-23v-21c0-23 1-47 5-70 1-9 7-45 26-72z"><text:p/></draw:path><draw:path draw:style-name="gr3" draw:text-style-name="P22" svg:width="0.049cm" svg:height="0.126cm" svg:x="0.365cm" svg:y="0.271cm" svg:viewBox="0 0 50 127" svg:d="M50 44c0-26-10-44-27-44-16 0-23 12-23 23s7 23 23 23c7 0 12-4 17-6v-2c1 0 1 0 1 6 0 28-12 54-31 74-3 2-3 3-3 4 0 4 3 5 4 5 6 0 39-33 39-83z"><text:p/></draw:path><draw:path draw:style-name="gr3" draw:text-style-name="P22" svg:width="0.139cm" svg:height="0.281cm" svg:x="0.482cm" svg:y="0.033cm" svg:viewBox="0 0 140 282" svg:d="M88 11c0-10 0-11-10-11-26 28-65 28-78 28v13c8 0 34 0 55-12v219c0 16-1 21-39 21h-14v13c16-1 52-1 70-1 17 0 54 0 68 1v-13h-13c-38 0-39-5-39-21z"><text:p/></draw:path><draw:path draw:style-name="gr3" draw:text-style-name="P22" svg:width="0.178cm" svg:height="0.291cm" svg:x="0.672cm" svg:y="0.03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22" svg:width="0.058cm" svg:height="0.421cm" svg:x="0.876cm" svg:y="0cm" svg:viewBox="0 0 59 422" draw:points="59,0 0,0 0,17 42,17 42,406 0,406 0,422 59,422"><text:p/></draw:polygon></draw:g>. Le voisin choisi est celui qui maximise la hauteur de la tour.</text:p>
      <text:p text:style-name="Text_20_body"><text:tab/>Démarrez avec une tour vide et arrêtez après 100 itérations sans amélioration de la meilleure solution trouvée.</text:p>
      <text:h text:style-name="P20" text:outline-level="1"/>
      <text:h text:style-name="P21" text:outline-level="1">Jeu de données</text:h>
      <text:p text:style-name="Standard"><text:tab/>Pour tester les algorithmes, vous devez générer un jeu de données avec 10 exemplaires </text:p>
      <text:p text:style-name="P2">pour les tailles: 100, 500, 1000, 5000, 10000, 50000 et 100000. Vous pouvez utiliser le script suivant:</text:p>
      <text:p text:style-name="P9"/>
      <text:p text:style-name="P11">#!/bin/bash</text:p>
      <text:p text:style-name="P11">for n in {100,500,1000,5000,10000,50000,100000}; do</text:p>
      <text:p text:style-name="P11"><text:s text:c="4"/>for i in {1..10}; do</text:p>
      <text:p text:style-name="P11"><text:s text:c="8"/># Génération d'une permutation de 1 à 3n</text:p>
      <text:p text:style-name="P11"><text:s text:c="8"/>shuf -i 1-$((3*$n)) | </text:p>
      <text:p text:style-name="P11"><text:s text:c="8"/># Regroupement par bloc de 3</text:p>
      <text:p text:style-name="P11"><text:s text:c="8"/>awk 'BEGIN {i=0} {printf $1; if (++i%3==0) printf "\n"; <text:s/>else printf " "}' |</text:p>
      <text:p text:style-name="P11"><text:tab/># On génère trois orientations différentes</text:p>
      <text:p text:style-name="P11"><text:s text:c="8"/>awk '{</text:p>
      <text:p text:style-name="P11"><text:tab/><text:tab/>printf $1; if ($2 &lt; $3) print " "$2" "$3; else print " "$3" "$2;</text:p>
      <text:p text:style-name="P11"><text:tab/><text:tab/>printf $2; if ($1 &lt; $3) print " "$1" "$3; else print " "$3" "$1;</text:p>
      <text:p text:style-name="P11"><text:tab/><text:tab/>printf $3; if ($1 &lt; $2) print " "$1" "$2; else print " "$2" "$1;</text:p>
      <text:p text:style-name="P11"><text:tab/>}' &gt; b${n}_${i}.txt</text:p>
      <text:p text:style-name="P11"><text:s text:c="4"/>done</text:p>
      <text:p text:style-name="P11">done</text:p>
      <text:p text:style-name="P11"/>
      <text:p text:style-name="Standard">Chaque ligne représente les trois dimensions d’un bloc (hauteur, largeur, profondeur). Chaque taille <text:span text:style-name="T1">n </text:span><text:span text:style-name="T2">contient </text:span><text:span text:style-name="T1">3n </text:span><text:span text:style-name="T2">blocs. Si vous regardez le script, on génère trois blocs à partir de chaque groupe de trois entiers généré par </text:span><text:span text:style-name="T1">shuf</text:span><text:span text:style-name="T2"> + </text:span><text:span text:style-name="T1">awk</text:span><text:span text:style-name="T2">.</text:span></text:p>
      <text:h text:style-name="P21" text:outline-level="1">Présentation des résultats</text:h>
      <table:table table:name="Table1" table:style-name="Table1">
        <table:table-column table:style-name="Table1.A"/>
        <table:table-column table:style-name="Table1.B"/>
        <table:table-row>
          <table:table-cell table:style-name="Table1.A1" office:value-type="string">
            <text:p text:style-name="P6">0</text:p>
          </table:table-cell>
          <table:table-cell table:style-name="Table1.B1" office:value-type="string">
            <text:p text:style-name="P6"><text:s/>/ 5 pt</text:p>
          </table:table-cell>
        </table:table-row>
      </table:table>
      <text:p text:style-name="Standard"/>
      <text:h text:style-name="Heading_20_3" text:outline-level="3">Tableau des résulats</text:h>
      <text:p text:style-name="P5"><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h text:style-name="Heading_20_3" text:outline-level="3">Graphs pour analyse hybride</text:h>
      <text:p text:style-name="Text_20_body"><text:tab/><text:span text:style-name="T1">Voir questions plus bas.</text:span></text:p>
      <text:h text:style-name="P21" text:outline-level="1">Analyse et discussion</text:h>
      <table:table table:name="Table4" table:style-name="Table4">
        <table:table-column table:style-name="Table4.A"/>
        <table:table-column table:style-name="Table4.B"/>
        <table:table-row>
          <table:table-cell table:style-name="Table4.A1" office:value-type="string">
            <text:p text:style-name="P6">0</text:p>
          </table:table-cell>
          <table:table-cell table:style-name="Table4.B1" office:value-type="string">
            <text:p text:style-name="P6"><text:s/>/ 8 pt</text:p>
          </table:table-cell>
        </table:table-row>
      </table:table>
      <text:h text:style-name="Heading_20_3" text:outline-level="3">Tentez une analyse asymptotique du temps de calcul pour chaque algorithme.</text:h>
      <text:p text:style-name="P8"><text:tab/>Si vous préférez écrire vos équations en Latex, vous pouvez ajouter un pdf à la remise avec la réponse à cette question et le mentionner ici.</text:p>
      <text:h text:style-name="Heading_20_3" text:outline-level="3">Servez-vous de vos temps d'exécution pour confirmer et/ou préciser l'analyse asymptotique théorique de vos algorithmes avec la méthode hybride de votre choix.</text:h>
      <text:p text:style-name="P8"><text:tab/>La méthode peut varier d'un algorithme à l'autre. Justifiez les choix ici et mettez les graphiques dans la section précédente. Attention, vous devrez vous poser des questions pour l’algorithme tabou.</text:p>
      <text:h text:style-name="Heading_20_3" text:outline-level="3">Discutez des trois algorithmes en fonction de la qualité respective des solutions obtenues, de la consommation de ressources (temps de calcul, espace mémoire) et de la difficulté d'implantation.</text:h>
      <text:p text:style-name="Text_20_body"/>
      <text:h text:style-name="Heading_20_3" text:outline-level="3">Indiquez sous quelles conditions vous utiliseriez chaque algorithmes.</text:h>
      <text:p text:style-name="P8"/>
      <text:h text:style-name="P21"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6">0</text:p>
          </table:table-cell>
          <table:table-cell table:style-name="Table5.B1" office:value-type="string">
            <text:p text:style-name="P6"><text:s/>/ 1 pt</text:p>
          </table:table-cell>
        </table:table-row>
      </table:table>
      <text:p text:style-name="Standard"/>
      <text:p text:style-name="Standard">Utilisation</text:p>
      <text:p text:style-name="Standard"><text:tab/>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6">0</text:p>
          </table:table-cell>
          <table:table-cell table:style-name="Table7.B1" office:value-type="string">
            <text:p text:style-name="P6"><text:s/>/ 1 pt</text:p>
          </table:table-cell>
        </table:table-row>
      </table:table>
      <text:p text:style-name="Standard"/>
      <text:h text:style-name="Heading_20_3" text:outline-level="3">Présentation générale</text:h>
      <table:table table:name="Table6" table:style-name="Table6">
        <table:table-column table:style-name="Table6.A"/>
        <table:table-column table:style-name="Table6.B"/>
        <table:table-row>
          <table:table-cell table:style-name="Table6.A1" office:value-type="string">
            <text:p text:style-name="P6">0</text:p>
          </table:table-cell>
          <table:table-cell table:style-name="Table6.B1" office:value-type="string">
            <text:p text:style-name="P6"><text:s/>/ 2 pt</text:p>
          </table:table-cell>
        </table:table-row>
      </table:table>
      <text:p text:style-name="Text_20_body"/>
      <text:list xml:id="list3040431236032560727" text:style-name="L2">
        <text:list-item>
          <text:p text:style-name="P16">Concision</text:p>
        </text:list-item>
        <text:list-item>
          <text:p text:style-name="P16">Qualité du français</text:p>
        </text:list-item>
      </text:list>
      <text:h text:style-name="Heading_20_3" text:outline-level="3">Pénalité retard</text:h>
      <table:table table:name="Table3" table:style-name="Table3">
        <table:table-column table:style-name="Table3.A"/>
        <table:table-row>
          <table:table-cell table:style-name="Table3.A1" office:value-type="string">
            <text:p text:style-name="P6">0</text:p>
          </table:table-cell>
        </table:table-row>
      </table:table>
      <text:p text:style-name="Text_20_body"/>
      <text:list xml:id="list2350930020280876524" text:style-name="L3">
        <text:list-item>
          <text:p text:style-name="P17">-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20-11-11T22:13:46</dc:date>
    <meta:editing-duration>PT4H28M33S</meta:editing-duration>
    <meta:editing-cycles>64</meta:editing-cycles>
    <meta:generator>OpenOffice/4.1.8$Unix OpenOffice.org_project/418m3$Build-9803</meta:generator>
    <dc:creator>Claudia Onorato</dc:creator>
    <meta:document-statistic meta:table-count="7" meta:image-count="0" meta:object-count="0" meta:page-count="7" meta:paragraph-count="94" meta:word-count="1096" meta:character-count="6685"/>
  </office:meta>
</office:document-meta>
</file>